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2" svg:font-family="Arial" style:font-family-generic="swiss"/>
    <style:font-face style:name="Calibri3" svg:font-family="Calibri" style:font-family-generic="swiss"/>
    <style:font-face style:name="Arial4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Calibri1" svg:font-family="Calibri" style:font-pitch="variable"/>
    <style:font-face style:name="DejaVu Sans2" svg:font-family="'DejaVu Sans'" style:font-pitch="variable"/>
    <style:font-face style:name="Liberation Sans4" svg:font-family="'Liberation Sans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3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3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Tahoma3" svg:font-family="Tahoma" style:font-family-generic="swiss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cm" fo:min-width="0cm" fo:padding-top="0.128cm" fo:padding-bottom="0.128cm" fo:padding-left="0.256cm" fo:padding-right="0.256cm" fo:wrap-option="wrap"/>
    </style:style>
    <style:style style:name="gr2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2cm" svg:stroke-color="#000000" draw:fill="solid" draw:fill-color="#00ffff" draw:textarea-vertical-align="middle" draw:auto-grow-height="false" draw:fit-to-size="false" fo:min-height="2.982cm" fo:min-width="0.033cm" fo:padding-top="0.176cm" fo:padding-bottom="0.176cm" fo:padding-left="0.301cm" fo:padding-right="0.301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152cm" svg:stroke-color="#000000" draw:fill="solid" draw:fill-color="#00ffff" draw:textarea-vertical-align="middle" draw:auto-grow-height="false" draw:fit-to-size="false" fo:min-height="0cm" fo:min-width="0cm" fo:padding-top="0.202cm" fo:padding-bottom="0.202cm" fo:padding-left="0.327cm" fo:padding-right="0.327cm" fo:wrap-option="wrap"/>
    </style:style>
    <style:style style:name="gr8" style:family="graphic" style:parent-style-name="standard">
      <style:graphic-properties draw:stroke="solid" svg:stroke-width="0.071cm" svg:stroke-color="#385d8a" draw:fill="solid" draw:fill-color="#4f81bd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051cm" svg:stroke-color="#000000" draw:fill="solid" draw:fill-color="#cccccc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0" style:family="graphic" style:parent-style-name="standard">
      <style:graphic-properties draw:stroke="solid" svg:stroke-width="0.051cm" svg:stroke-color="#000000" draw:fill="solid" draw:fill-color="#9999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1" style:family="graphic" style:parent-style-name="standard">
      <style:graphic-properties draw:stroke="solid" svg:stroke-width="0.051cm" svg:stroke-color="#000000" draw:fill="solid" draw:fill-color="#99cc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aed1ee" draw:textarea-vertical-align="top" draw:auto-grow-height="true" draw:fit-to-size="false" fo:min-height="0cm" fo:min-width="0cm" fo:padding-top="0.13cm" fo:padding-bottom="0.13cm" fo:padding-left="0.25cm" fo:padding-right="0.25cm" fo:wrap-option="no-wrap" draw:shadow="visible" draw:shadow-offset-x="0.212cm" draw:shadow-offset-y="0.212cm" draw:shadow-color="#919191" draw:shadow-opacity="100%"/>
    </style:style>
    <style:style style:name="gr14" style:family="graphic" style:parent-style-name="standard">
      <style:graphic-properties draw:stroke="solid" svg:stroke-width="0.102cm" svg:stroke-color="#000000" draw:marker-start="msArrowOpenEnd_20_5" draw:marker-start-width="0.459cm" draw:marker-start-center="false" draw:fill="solid" draw:fill-color="#47b8b8" draw:textarea-horizontal-align="center" draw:textarea-vertical-align="top" draw:auto-grow-height="false" draw:fit-to-size="false" fo:min-height="0cm" fo:min-width="0cm" fo:padding-top="0.025cm" fo:padding-bottom="0.025cm" fo:padding-left="0.025cm" fo:padding-right="0.0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252cm" fo:padding-bottom="0.252cm" fo:padding-left="0.377cm" fo:padding-right="0.377cm" fo:wrap-option="wrap"/>
    </style:style>
    <style:style style:name="gr16" style:family="graphic" style:parent-style-name="standard">
      <style:graphic-properties draw:stroke="none" svg:stroke-width="0cm" draw:fill="none" draw:textarea-horizontal-align="center" draw:textarea-vertical-align="middle" draw:auto-grow-height="true" draw:fit-to-size="false" fo:min-height="0cm" fo:min-width="0cm" fo:padding-top="0.123cm" fo:padding-bottom="0.123cm" fo:padding-left="0.251cm" fo:padding-right="0.251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ריק-title">
      <style:graphic-properties draw:stroke="none" svg:stroke-width="0cm" draw:fill="none" draw:textarea-horizontal-align="center" draw:textarea-vertical-align="middle" draw:auto-grow-height="true" draw:fit-to-size="false" fo:min-height="7.449cm" fo:padding-top="0.123cm" fo:padding-bottom="0.123cm" fo:padding-left="0.251cm" fo:padding-right="0.251cm" fo:wrap-option="no-wrap"/>
    </style:style>
    <style:style style:name="pr2" style:family="presentation" style:parent-style-name="ריק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23cm" fo:padding-bottom="0.123cm" fo:padding-left="0.251cm" fo:padding-right="0.251cm" fo:wrap-option="no-wrap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6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fo:min-height="17.171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fo:min-height="14.564cm" fo:padding-top="0cm" fo:padding-bottom="0cm" fo:padding-left="0cm" fo:padding-right="0cm" fo:wrap-option="wrap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fo:min-height="13.076cm" fo:padding-top="0cm" fo:padding-bottom="0cm" fo:padding-left="0cm" fo:padding-right="0cm" fo:wrap-option="wrap"/>
    </style:style>
    <style:style style:name="pr11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3cm" fo:padding-bottom="0.13cm" fo:padding-left="0.25cm" fo:padding-right="0.25cm" fo:wrap-option="no-wrap"/>
    </style:style>
    <style:style style:name="pr12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3cm" fo:padding-bottom="0.13cm" fo:padding-left="0.25cm" fo:padding-right="0.25cm" fo:wrap-option="no-wrap"/>
    </style:style>
    <style:style style:name="pr13" style:family="presentation" style:parent-style-name="Default-notes">
      <style:graphic-properties draw:stroke="none" svg:stroke-width="0cm" draw:fill="none" draw:fill-color="#ffffff" draw:textarea-vertical-align="top" draw:auto-grow-height="true" draw:fit-to-size="false" fo:min-height="11.43cm" fo:padding-top="0cm" fo:padding-bottom="0cm" fo:padding-left="0cm" fo:padding-right="0cm" fo:wrap-option="wrap"/>
    </style:style>
    <style:style style:name="pr14" style:family="presentation" style:parent-style-name="Default-outline1">
      <style:graphic-properties draw:stroke="none" svg:stroke-width="0cm" draw:fill="none" draw:textarea-vertical-align="top" draw:auto-grow-height="true" draw:fit-to-size="false" fo:min-height="12.381cm" fo:padding-top="0cm" fo:padding-bottom="0cm" fo:padding-left="0cm" fo:padding-right="0cm" fo:wrap-option="wrap"/>
    </style:style>
    <style:style style:name="pr15" style:family="presentation" style:parent-style-name="Default-outline1">
      <style:graphic-properties draw:stroke="none" svg:stroke-width="0cm" draw:fill="none" draw:textarea-vertical-align="top" draw:auto-grow-height="true" draw:fit-to-size="false" fo:min-height="20.437cm" fo:padding-top="0cm" fo:padding-bottom="0cm" fo:padding-left="0cm" fo:padding-right="0cm" fo:wrap-option="wrap"/>
    </style:style>
    <style:style style:name="pr16" style:family="presentation" style:parent-style-name="Default-outline1">
      <style:graphic-properties draw:stroke="none" svg:stroke-width="0cm" draw:fill="none" draw:textarea-vertical-align="top" draw:auto-grow-height="true" draw:fit-to-size="false" fo:min-height="15.859cm" fo:padding-top="0cm" fo:padding-bottom="0cm" fo:padding-left="0cm" fo:padding-right="0cm" fo:wrap-option="wrap"/>
    </style:style>
    <style:style style:name="pr17" style:family="presentation" style:parent-style-name="Default-title">
      <style:graphic-properties draw:stroke="none" svg:stroke-width="0cm" draw:fill="none" draw:textarea-vertical-align="middle" draw:auto-grow-height="true" draw:fit-to-size="false" fo:min-height="4.573cm" fo:padding-top="0cm" fo:padding-bottom="0cm" fo:padding-left="0cm" fo:padding-right="0cm" fo:wrap-option="wrap"/>
    </style:style>
    <style:style style:name="pr18" style:family="presentation" style:parent-style-name="Default-outline1">
      <style:graphic-properties draw:stroke="none" svg:stroke-width="0cm" draw:fill="none" draw:textarea-vertical-align="top" draw:auto-grow-height="true" draw:fit-to-size="false" fo:min-height="15.006cm" fo:padding-top="0cm" fo:padding-bottom="0cm" fo:padding-left="0cm" fo:padding-right="0cm" fo:wrap-option="wrap"/>
    </style:style>
    <style:style style:name="pr19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20" style:family="presentation" style:parent-style-name="Default-outline1">
      <style:graphic-properties draw:stroke="none" svg:stroke-width="0cm" draw:fill="none" draw:textarea-vertical-align="top" draw:auto-grow-height="true" draw:fit-to-size="false" fo:min-height="15.579cm" fo:padding-top="0cm" fo:padding-bottom="0cm" fo:padding-left="0cm" fo:padding-right="0cm" fo:wrap-option="wrap"/>
    </style:style>
    <style:style style:name="pr21" style:family="presentation" style:parent-style-name="Default-outline1">
      <style:graphic-properties draw:stroke="none" svg:stroke-width="0cm" draw:fill="none" draw:textarea-vertical-align="top" draw:auto-grow-height="true" draw:fit-to-size="false" fo:min-height="16.916cm" fo:padding-top="0cm" fo:padding-bottom="0cm" fo:padding-left="0cm" fo:padding-right="0cm" fo:wrap-option="wrap"/>
    </style:style>
    <style:style style:name="pr22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23" style:family="presentation" style:parent-style-name="Default-outline1">
      <style:graphic-properties draw:stroke="none" svg:stroke-width="0cm" draw:fill="none" draw:textarea-vertical-align="top" draw:auto-grow-height="true" draw:fit-to-size="false" fo:min-height="13.18cm" fo:padding-top="0.123cm" fo:padding-bottom="0.123cm" fo:padding-left="0.251cm" fo:padding-right="0.251cm" fo:wrap-option="no-wrap"/>
    </style:style>
    <style:style style:name="pr24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wrap"/>
    </style:style>
    <style:style style:name="pr25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26" style:family="presentation" style:parent-style-name="Default-outline1">
      <style:graphic-properties draw:stroke="none" svg:stroke-width="0cm" draw:fill="none" draw:textarea-vertical-align="top" draw:auto-grow-height="true" draw:fit-to-size="false" fo:min-height="15.457cm" fo:padding-top="0.123cm" fo:padding-bottom="0.123cm" fo:padding-left="0.251cm" fo:padding-right="0.251cm" fo:wrap-option="no-wrap"/>
    </style:style>
    <style:style style:name="pr27" style:family="presentation" style:parent-style-name="Default-outline1">
      <style:graphic-properties draw:stroke="none" svg:stroke-width="0cm" draw:fill="none" draw:textarea-vertical-align="top" draw:auto-grow-height="true" draw:fit-to-size="false" fo:min-height="14.241cm" fo:padding-top="0.13cm" fo:padding-bottom="0.13cm" fo:padding-left="0.25cm" fo:padding-right="0.25cm" fo:wrap-option="no-wrap"/>
    </style:style>
    <style:style style:name="pr28" style:family="presentation" style:parent-style-name="Default-outline1">
      <style:graphic-properties draw:stroke="none" svg:stroke-width="0cm" draw:fill="none" draw:textarea-vertical-align="top" draw:auto-grow-height="true" draw:fit-to-size="false" fo:min-height="15.708cm" fo:padding-top="0.13cm" fo:padding-bottom="0.13cm" fo:padding-left="0.25cm" fo:padding-right="0.25cm" fo:wrap-option="no-wrap"/>
    </style:style>
    <style:style style:name="pr29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3cm" fo:padding-bottom="0.13cm" fo:padding-left="0.25cm" fo:padding-right="0.25cm" fo:wrap-option="wrap"/>
    </style:style>
    <style:style style:name="pr30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31" style:family="presentation" style:parent-style-name="כותרת_20_ותוכן-title">
      <style:graphic-properties draw:stroke="none" svg:stroke-width="0cm" draw:fill="none" draw:textarea-vertical-align="middle" draw:auto-grow-height="false" draw:fit-to-size="shrink-to-fit" fo:min-height="3.181cm" fo:padding-top="0cm" fo:padding-bottom="0cm" fo:padding-left="0cm" fo:padding-right="0cm" fo:wrap-option="wrap"/>
    </style:style>
    <style:style style:name="pr32" style:family="presentation" style:parent-style-name="כותרת_20_ותוכן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0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11" style:family="paragraph">
      <style:paragraph-properties fo:margin-left="0.793cm" fo:margin-right="0cm" fo:margin-top="0.245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4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00ffff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.952cm" fo:margin-right="0cm" fo:margin-top="0.282cm" fo:margin-bottom="0cm" fo:line-height="9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.952cm" fo:margin-right="0cm" fo:margin-top="0.245cm" fo:margin-bottom="0cm" fo:line-height="9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left="2.063cm" fo:margin-right="0cm" fo:margin-top="0.245cm" fo:margin-bottom="0cm" fo:text-align="start" fo:text-indent="-0.792cm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2.645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5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9999ff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loext:graphic-properties draw:fill="solid" draw:fill-color="#aed1ee"/>
      <style:paragraph-properties fo:text-align="start" style:font-independent-line-spacing="true"/>
      <style:text-properties fo:font-size="18pt"/>
    </style:style>
    <style:style style:name="P31" style:family="paragraph">
      <loext:graphic-properties draw:fill="solid" draw:fill-color="#47b8b8"/>
      <style:paragraph-properties fo:text-align="start" style:font-independent-line-spacing="true"/>
      <style:text-properties fo:font-size="18pt"/>
    </style:style>
    <style:style style:name="P32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5" style:family="paragraph">
      <style:paragraph-properties fo:margin-left="1.322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36" style:family="paragraph">
      <style:paragraph-properties fo:margin-left="2.116cm" fo:margin-right="0cm" fo:margin-top="0.212cm" fo:margin-bottom="0cm" fo:text-align="start" fo:text-indent="-0.793cm">
        <style:tab-stops>
          <style:tab-stop style:position="0cm"/>
        </style:tab-stops>
      </style:paragraph-properties>
    </style:style>
    <style:style style:name="P37" style:family="paragraph">
      <style:paragraph-properties fo:margin-left="1.322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38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40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2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name-complex="Tahoma" style:font-size-complex="44pt" style:font-style-complex="normal" style:font-weight-complex="bold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5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7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8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9" style:family="text">
      <style:text-properties fo:font-variant="normal" fo:text-transform="none" fo:color="#008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Gothic2" style:font-size-asian="40pt" style:font-style-asian="normal" style:font-weight-asian="bold" style:font-name-complex="Tahoma" style:font-size-complex="40pt" style:font-style-complex="normal" style:font-weight-complex="bold"/>
    </style:style>
    <style:style style:name="T10" style:family="text">
      <style:text-properties fo:font-variant="normal" fo:text-transform="none" fo:color="#008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MS Gothic2" style:font-size-asian="44pt" style:font-style-asian="normal" style:font-weight-asian="bold" style:font-name-complex="Tahoma" style:font-size-complex="44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Gothic2" style:font-size-asian="40pt" style:font-style-asian="normal" style:font-weight-asian="bold" style:font-name-complex="Tahoma" style:font-size-complex="40pt" style:font-style-complex="normal" style:font-weight-complex="bold"/>
    </style:style>
    <style:style style:name="T13" style:family="text">
      <style:text-properties fo:font-variant="normal" fo:text-transform="none" fo:color="#008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4" style:family="text">
      <style:text-properties fo:font-variant="normal" fo:text-transform="none" fo:color="#80008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5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4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Arial4" style:font-size-asian="32pt" style:font-style-asian="normal" style:font-weight-asian="bold" style:font-name-complex="Arial1" style:font-size-complex="3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4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0" style:family="text">
      <style:text-properties fo:font-variant="normal" fo:text-transform="none" fo:color="#80008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1" style:family="text">
      <style:text-properties fo:font-variant="normal" fo:text-transform="none" fo:color="#008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2" style:family="text">
      <style:text-properties fo:font-variant="normal" fo:text-transform="none" fo:color="#ffff00" style:text-line-through-style="none" style:text-line-through-type="none" style:text-position="0% 100%" style:font-name="Arial1" fo:font-size="25pt" fo:letter-spacing="normal" fo:font-style="normal" style:text-underline-style="none" fo:font-weight="bold" style:font-name-asian="MS Gothic2" style:font-size-asian="25pt" style:font-style-asian="normal" style:font-weight-asian="bold" style:font-name-complex="Tahoma" style:font-size-complex="25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MS Gothic2" style:font-size-asian="27pt" style:font-style-asian="normal" style:font-weight-asian="normal" style:font-name-complex="Tahoma" style:font-size-complex="27pt" style:font-style-complex="normal" style:font-weight-complex="normal"/>
    </style:style>
    <style:style style:name="T24" style:family="text">
      <style:text-properties fo:font-variant="normal" fo:text-transform="none" fo:color="#008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MS Gothic2" style:font-size-asian="8pt" style:font-style-asian="normal" style:font-weight-asian="normal" style:font-name-complex="Tahoma" style:font-size-complex="8pt" style:font-style-complex="normal" style:font-weight-complex="normal"/>
    </style:style>
    <style:style style:name="T27" style:family="text">
      <style:text-properties fo:font-variant="normal" fo:text-transform="none" fo:color="#ffff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8" style:family="text">
      <style:text-properties fo:font-variant="normal" fo:text-transform="none" fo:color="#ffff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MS Gothic2" style:font-size-asian="8pt" style:font-style-asian="normal" style:font-weight-asian="bold" style:font-name-complex="Tahoma" style:font-size-complex="8pt" style:font-style-complex="normal" style:font-weight-complex="bold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0" style:family="text">
      <style:text-properties fo:font-variant="normal" fo:text-transform="none" fo:color="#00206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1" style:family="text">
      <style:text-properties fo:font-variant="normal" fo:text-transform="none" fo:color="#00206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4" style:font-size-asian="28pt" style:font-style-asian="normal" style:font-weight-asian="bold" style:font-name-complex="Arial1" style:font-size-complex="28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4" style:font-size-asian="28pt" style:font-style-asian="normal" style:font-weight-asian="bold" style:font-name-complex="Arial1" style:font-size-complex="28pt" style:font-style-complex="normal" style:font-weight-complex="bold"/>
    </style:style>
    <style:style style:name="T35" style:family="text">
      <style:text-properties fo:font-variant="normal" fo:text-transform="none" fo:color="#80008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4" style:font-size-asian="28pt" style:font-style-asian="normal" style:font-weight-asian="bold" style:font-name-complex="Arial1" style:font-size-complex="28pt" style:font-style-complex="normal" style:font-weight-complex="bold"/>
    </style:style>
    <style:style style:name="T36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4" style:font-size-asian="28pt" style:font-style-asian="normal" style:font-weight-asian="bold" style:font-name-complex="Arial1" style:font-size-complex="28pt" style:font-style-complex="normal" style:font-weight-complex="bold"/>
    </style:style>
    <style:style style:name="T37" style:family="text">
      <style:text-properties fo:font-variant="normal" fo:text-transform="none" fo:color="#ff0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4" style:font-size-asian="28pt" style:font-style-asian="normal" style:font-weight-asian="bold" style:font-name-complex="Arial1" style:font-size-complex="28pt" style:font-style-complex="normal" style:font-weight-complex="bold"/>
    </style:style>
    <style:style style:name="T38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9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MS Gothic2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MS Gothic2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italic" style:text-underline-style="none" fo:font-weight="bold" style:font-name-asian="MS Gothic2" style:font-size-asian="24pt" style:font-style-asian="italic" style:font-weight-asian="bold" style:font-name-complex="Courier New1" style:font-size-complex="24pt" style:font-style-complex="italic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46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47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48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50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•">
        <style:list-level-properties text:space-before="2.646cm" text:min-label-width="0.529cm"/>
        <style:text-properties style:font-name="Arial1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428cm"/>
        <style:text-properties fo:color="#474747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number text:level="3" style:num-suffix="." style:num-format="1">
        <style:list-level-properties text:space-before="2.646cm" text:min-label-width="1.428cm"/>
        <style:text-properties fo:color="#474747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number text:level="2" style:num-suffix="." style:num-format="1">
        <style:list-level-properties text:space-before="1.323cm" text:min-label-width="1.428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rator overloading&#10;&#10;Conversions&#10;&#10;friend&#10;&#10;inline" draw:style-name="dp1" draw:master-page-name="ריק" presentation:presentation-page-layout-name="AL1T0" xml:id="id1" draw:id="id1">
        <draw:custom-shape draw:name="מציין מיקום של כותרת תחתונה 1" draw:style-name="gr1" draw:text-style-name="P2" draw:layer="layout" svg:width="7.337cm" svg:height="1.27cm" svg:x="0cm" svg:y="17.78cm">
          <text:p text:style-name="P1"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16.451cm" svg:height="7.695cm" svg:x="4.222cm" svg:y="4.583cm" presentation:class="title" presentation:user-transformed="true">
          <draw:text-box>
            <text:p text:style-name="P3"><text:span text:style-name="T2">Operator overloading</text:span><text:span text:style-name="T2"><text:line-break/></text:span><text:span text:style-name="T2">Conversions</text:span><text:span text:style-name="T2"><text:line-break/></text:span><text:span text:style-name="T2">friend</text:span><text:span text:style-name="T2"><text:line-break/></text:span><text:span text:style-name="T2">inline</text:span></text:p>
          </draw:text-box>
        </draw:frame>
        <draw:frame draw:name="כותרת משנה 3" draw:style-name="gr2" draw:text-style-name="P6" draw:layer="layout" svg:width="17.779cm" svg:height="4.444cm" svg:x="5.08cm" svg:y="13.336cm">
          <draw:text-box>
            <text:p text:style-name="P5"><text:span text:style-name="T3"/></text:p>
            <text:list text:style-name="L1">
              <text:list-item>
                <text:p text:style-name="P5"><text:span text:style-name="T3">Version 1: Dr. Ofir Pele</text:span></text:p>
              </text:list-item>
              <text:list-item>
                <text:p text:style-name="P5"><text:span text:style-name="T3">Version 2: Dr. Erel Segal-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" presentation:class="page"/>
          <draw:frame draw:name="מציין מיקום של הערות 2" presentation:style-name="pr2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Operator Overloading" draw:style-name="dp1" draw:master-page-name="Default" xml:id="id2" draw:id="id2">
        <draw:frame draw:name="כותרת 1" presentation:style-name="pr3" draw:text-style-name="P4" draw:layer="layout" svg:width="21.478cm" svg:height="3.427cm" svg:x="3.364cm" svg:y="0.296cm" presentation:class="title" presentation:user-transformed="true">
          <draw:text-box>
            <text:p text:style-name="P8"><text:span text:style-name="T4">Operator Overloading</text:span></text:p>
          </draw:text-box>
        </draw:frame>
        <draw:frame draw:name="מציין מיקום טקסט 2" presentation:style-name="pr4" draw:text-style-name="P12" draw:layer="layout" svg:width="21.75cm" svg:height="11.044cm" svg:x="0.741cm" svg:y="3.881cm" presentation:class="outline" presentation:user-transformed="true">
          <draw:text-box>
            <text:list text:style-name="L2">
              <text:list-item>
                <text:p text:style-name="P9"><text:span text:style-name="T5">Operators</text:span><text:span text:style-name="T6"> like +, - , * , are actually </text:span><text:span text:style-name="T5">methods</text:span><text:span text:style-name="T6">, </text:span></text:p>
              </text:list-item>
              <text:list-item>
                <text:p text:style-name="P9"><text:span text:style-name="T6">and can be overloaded.</text:span></text:p>
              </text:list-item>
            </text:list>
            <text:p text:style-name="P9"><text:span text:style-name="T5"/></text:p>
            <text:list text:continue-numbering="true" text:style-name="L2">
              <text:list-item>
                <text:p text:style-name="P9"><text:span text:style-name="T5">Syntactic sugar.</text:span></text:p>
              </text:list-item>
            </text:list>
            <text:p text:style-name="P10"><text:span text:style-name="T6"/></text:p>
            <text:p text:style-name="P11"><text:span text:style-name="T6"/></text:p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What is it good for - 1" draw:style-name="dp1" draw:master-page-name="Default" xml:id="id3" draw:id="id3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 - 1</text:span></text:p>
          </draw:text-box>
        </draw:frame>
        <draw:frame draw:name="מציין מיקום טקסט 2" presentation:style-name="pr7" draw:text-style-name="P12" draw:layer="layout" svg:width="24.01cm" svg:height="17.171cm" svg:x="0.699cm" svg:y="3.124cm" presentation:class="outline" presentation:user-transformed="true">
          <draw:text-box>
            <text:list text:style-name="L4">
              <text:list-item>
                <text:p text:style-name="P13"><text:span text:style-name="T6">Natural usage.</text:span></text:p>
              </text:list-item>
            </text:list>
            <text:p text:style-name="P13"><text:span text:style-name="T6"/></text:p>
            <text:list text:continue-numbering="true" text:style-name="L4">
              <text:list-item>
                <text:p text:style-name="P13"><text:span text:style-name="T6">compare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a.set( add(b,c) 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6">to</text:span></text:p>
                      </text:list-item>
                    </text:list>
                  </text:list-item>
                  <text:list-item>
                    <text:p text:style-name="P13"><text:span text:style-name="T7">a= b+c</text:span></text:p>
                  </text:list-item>
                </text:list>
              </text:list-item>
            </text:list>
            <text:p><text:span text:style-name="T7"/></text:p>
            <text:list text:continue-numbering="true" text:style-name="L6">
              <text:list-item>
                <text:p text:style-name="P13"><text:span text:style-name="T6">compare:</text:span></text:p>
                <text:list>
                  <text:list-item>
                    <text:p text:style-name="P13"><text:span text:style-name="T5">v.elementAt(i)= 3</text:span></text:p>
                    <text:list>
                      <text:list-item>
                        <text:p text:style-name="P14"><text:span text:style-name="T6">to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7">v[i]= 3</text:span></text:p>
            <text:p text:style-name="P10"><text:span text:style-name="T7"/></text:p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3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xml:id="id4" draw:id="id4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 - 2</text:span></text:p>
          </draw:text-box>
        </draw:frame>
        <draw:frame draw:name="מציין מיקום טקסט 2" presentation:style-name="pr8" draw:text-style-name="P12" draw:layer="layout" svg:width="24.01cm" svg:height="14.564cm" svg:x="0.832cm" svg:y="3.642cm" presentation:class="outline" presentation:user-transformed="true">
          <draw:text-box>
            <text:p text:style-name="P15"><text:span text:style-name="T6">Uniformity with base types (important for templates)</text:span></text:p>
            <text:p text:style-name="P16"><text:span text:style-name="T6"/></text:p>
            <text:p text:style-name="P16"><text:span text:style-name="T6">template&lt;typename T&gt;</text:span></text:p>
            <text:p text:style-name="P16"><text:span text:style-name="T6">const T&amp; min(const T&amp; a, const T&amp; b) {</text:span></text:p>
            <text:p text:style-name="P10"><text:span text:style-name="T6">return </text:span><text:span text:style-name="T8">a&lt;b</text:span><text:span text:style-name="T9"> </text:span><text:span text:style-name="T6">? a : b;</text:span></text:p>
            <text:p text:style-name="P16"><text:span text:style-name="T6">}</text:span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</draw:text-box>
        </draw:frame>
        <draw:frame draw:name="מציין מיקום טקסט 3" presentation:style-name="pr9" draw:text-style-name="P12" draw:layer="layout" svg:width="22.224cm" svg:height="10.798cm" svg:x="0.635cm" svg:y="14.369cm" presentation:class="outline" presentation:user-transformed="true">
          <draw:text-box>
            <text:p text:style-name="P16"><text:span text:style-name="T8">a and b can be primitives </text:span><text:span text:style-name="T10">or</text:span></text:p>
            <text:p text:style-name="P16"><text:span text:style-name="T8">user defined objects that have operator &lt;</text:span></text:p>
          </draw:text-box>
        </draw:frame>
        <draw:custom-shape draw:name="צורה חופשית 4" draw:style-name="gr4" draw:text-style-name="P17" draw:layer="layout" svg:width="1.269cm" svg:height="3.809cm" svg:x="5.393cm" svg:y="10.474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4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8"><text:span text:style-name="T4">Complex example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5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Rules" draw:style-name="dp1" draw:master-page-name="Default" xml:id="id5" draw:id="id5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Rules</text:span></text:p>
          </draw:text-box>
        </draw:frame>
        <draw:frame draw:name="מציין מיקום טקסט 2" presentation:style-name="pr9" draw:text-style-name="P12" draw:layer="layout" svg:width="24.567cm" svg:height="10.798cm" svg:x="0.832cm" svg:y="3.642cm" presentation:class="outline" presentation:user-transformed="true">
          <draw:text-box>
            <text:p text:style-name="P15"><text:span text:style-name="T11"/></text:p>
            <text:list text:style-name="L7">
              <text:list-item>
                <text:p text:style-name="P13"><text:span text:style-name="T11">Don't</text:span><text:span text:style-name="T6"> overload operators with </text:span><text:span text:style-name="T11">non-standard</text:span><text:span text:style-name="T6"> behavior! (&lt;&lt; for adding,...)</text:span></text:p>
              </text:list-item>
            </text:list>
            <text:p text:style-name="P13"><text:span text:style-name="T6"/></text:p>
            <text:list text:continue-numbering="true" text:style-name="L7">
              <text:list-item>
                <text:p text:style-name="P13"><text:span text:style-name="T6">Check how operators work on </text:span><text:span text:style-name="T5">primitives</text:span><text:span text:style-name="T6"> or in the </text:span><text:span text:style-name="T7">standard library</text:span><text:span text:style-name="T6"> and give the </text:span><text:span text:style-name="T12">same behavior</text:span><text:span text:style-name="T6"> in your class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6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Example of usage in primitives/standard library" draw:style-name="dp1" draw:master-page-name="Default" xml:id="id6" draw:id="id6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Example of usage in </text:span><text:span text:style-name="T13">primitives</text:span><text:span text:style-name="T4">/</text:span><text:span text:style-name="T14">standard library</text:span></text:p>
          </draw:text-box>
        </draw:frame>
        <draw:frame draw:name="מציין מיקום טקסט 2" presentation:style-name="pr10" draw:text-style-name="P12" draw:layer="layout" svg:width="24.01cm" svg:height="13.076cm" svg:x="0.832cm" svg:y="3.642cm" presentation:class="outline" presentation:user-transformed="true">
          <draw:text-box>
            <text:p text:style-name="P16"><text:span text:style-name="T6"/></text:p>
            <text:list text:style-name="L8">
              <text:list-item>
                <text:p text:style-name="P13"><text:span text:style-name="T6">&gt;&gt; &lt;&lt; are used as bit operations for </text:span><text:span text:style-name="T5">primitives numbers</text:span><text:span text:style-name="T15"> </text:span><text:span text:style-name="T6">and for I/O in the </text:span><text:span text:style-name="T7">standard library</text:span><text:span text:style-name="T6"> iostreams classes.</text:span></text:p>
              </text:list-item>
            </text:list>
            <text:p text:style-name="P13"><text:span text:style-name="T6"/></text:p>
            <text:list text:continue-numbering="true" text:style-name="L8">
              <text:list-item>
                <text:p text:style-name="P13"><text:span text:style-name="T6">[] is used as subscripting </text:span><text:span text:style-name="T5">primitives arrays</text:span><text:span text:style-name="T16"> </text:span><text:span text:style-name="T6">and vector class in the </text:span><text:span text:style-name="T7">standard library</text:span><text:span text:style-name="T6">.</text:span></text:p>
              </text:list-item>
            </text:list>
            <text:p text:style-name="P13"><text:span text:style-name="T6"/></text:p>
            <text:list text:continue-numbering="true" text:style-name="L8">
              <text:list-item>
                <text:p text:style-name="P13"><text:span text:style-name="T6">() is used for </text:span><text:span text:style-name="T5">function calls </text:span><text:span text:style-name="T6">and for functor objects in the </text:span><text:span text:style-name="T7">standard library</text:span><text:span text:style-name="T6">.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7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rototype" draw:style-name="dp1" draw:master-page-name="Default" xml:id="id7" draw:id="id7">
        <draw:custom-shape draw:name="TextBox 1" draw:style-name="gr5" draw:text-style-name="P2" draw:layer="layout" svg:width="26.034cm" svg:height="2.604cm" svg:x="0cm" svg:y="4.445cm">
          <text:p text:style-name="P18"><text:span text:style-name="T17"/></text:p>
          <text:p text:style-name="P19"><text:span text:style-name="T18"><text:s text:c="3"/></text:span><text:span text:style-name="T18">X&amp; operator=(const X&amp; rv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צורה חופשית 2" draw:style-name="gr6" draw:text-style-name="P2" draw:layer="layout" svg:width="3.088cm" svg:height="2.629cm" svg:x="0.902cm" svg:y="10.861cm">
          <text:p text:style-name="P1"><text:span text:style-name="T19">return</text:span></text:p>
          <text:p text:style-name="P1"><text:span text:style-name="T19">type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6" draw:text-style-name="P2" draw:layer="layout" svg:width="3.807cm" svg:height="2.629cm" svg:x="6.45cm" svg:y="11.359cm">
          <text:p text:style-name="P1"><text:span text:style-name="T19">method</text:span></text:p>
          <text:p text:style-name="P1"><text:span text:style-name="T19">name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4" draw:style-name="gr6" draw:text-style-name="P2" draw:layer="layout" svg:width="7.38cm" svg:height="3.814cm" svg:x="11.35cm" svg:y="10.194cm">
          <text:p text:style-name="P1"><text:span text:style-name="T19">parameter for</text:span></text:p>
          <text:p text:style-name="P1"><text:span text:style-name="T19">object on right</text:span></text:p>
          <text:p text:style-name="P1"><text:span text:style-name="T19">side of operator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frame draw:name="כותרת 5" presentation:style-name="pr6" draw:text-style-name="P4" draw:layer="layout" svg:width="21.478cm" svg:height="3.181cm" svg:x="3.365cm" svg:y="0.421cm" presentation:class="title" presentation:user-transformed="true">
          <draw:text-box>
            <text:p text:style-name="P8"><text:span text:style-name="T4">Prototype</text:span></text:p>
          </draw:text-box>
        </draw:frame>
        <draw:custom-shape draw:name="צורה חופשית 6" draw:style-name="gr7" draw:text-style-name="P17" draw:layer="layout" svg:width="1.269cm" svg:height="4.05cm" svg:x="1.905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draw:custom-shape draw:name="צורה חופשית 7" draw:style-name="gr7" draw:text-style-name="P17" draw:layer="layout" svg:width="1.076cm" svg:height="4.556cm" svg:x="7.87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draw:custom-shape draw:name="צורה חופשית 8" draw:style-name="gr7" draw:text-style-name="P17" draw:layer="layout" svg:width="1.332cm" svg:height="3.617cm" svg:x="14.454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8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voking an Overloaded Operator" draw:style-name="dp3" draw:master-page-name="Default">
        <draw:frame draw:name="כותרת 1" presentation:style-name="pr11" draw:text-style-name="P4" draw:layer="layout" svg:width="21.589cm" svg:height="3.441cm" svg:x="2.54cm" svg:y="0.501cm" presentation:class="title" presentation:user-transformed="true">
          <draw:text-box>
            <text:p text:style-name="P8"><text:span text:style-name="T4">Invoking an Overloaded Operator</text:span></text:p>
          </draw:text-box>
        </draw:frame>
        <draw:frame draw:name="מציין מיקום טקסט 2" presentation:style-name="pr12" draw:text-style-name="P12" draw:layer="layout" svg:width="22.336cm" svg:height="11.058cm" svg:x="1.481cm" svg:y="5.503cm" presentation:class="outline" presentation:user-transformed="true">
          <draw:text-box>
            <text:p text:style-name="P20"><text:span text:style-name="T6">Operator can be invoked as a member function:</text:span></text:p>
            <text:p text:style-name="P21"><text:span text:style-name="T20">object1.operator=(object2);</text:span></text:p>
            <text:p text:style-name="P20"><text:span text:style-name="T6"/></text:p>
            <text:p text:style-name="P20"><text:span text:style-name="T6">It can also be used in more conventional manner:</text:span></text:p>
            <text:p text:style-name="P22"><text:span text:style-name="T21">object1= object2;</text:span></text:p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What is it good for - 2" draw:style-name="dp1" draw:master-page-name="Default" xml:id="id8" draw:id="id8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Rule of Three</text:span></text:p>
          </draw:text-box>
        </draw:frame>
        <draw:frame draw:name="מציין מיקום טקסט 2" presentation:style-name="pr14" draw:text-style-name="P12" draw:layer="layout" svg:width="24.01cm" svg:height="12.381cm" svg:x="0.832cm" svg:y="3.642cm" presentation:class="outline" presentation:user-transformed="true">
          <draw:text-box>
            <text:list text:style-name="L8">
              <text:list-header>
                <text:p text:style-name="P13"><text:span text:style-name="T6"/></text:p>
              </text:list-header>
              <text:list-item>
                <text:p text:style-name="P13"><text:span text:style-name="T6">A rule of thumb:</text:span></text:p>
              </text:list-item>
            </text:list>
            <text:list text:style-name="L9">
              <text:list-item>
                <text:list>
                  <text:list-item>
                    <text:p text:style-name="P13"><text:span text:style-name="T6">When you need to make a deep copy of an object, you need to define all of these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4"><text:span text:style-name="T6">Copy constructor</text:span></text:p>
                      </text:list-item>
                      <text:list-item>
                        <text:p text:style-name="P14"><text:span text:style-name="T6">Destructor</text:span></text:p>
                      </text:list-item>
                      <text:list-item>
                        <text:p text:style-name="P14"><text:span text:style-name="T6">Operator =</text:span></text:p>
                      </text:list-item>
                    </text:list>
                  </text:list-item>
                  <text:list-item>
                    <text:p text:style-name="P13"><text:span text:style-name="T6">Or in other words:</text:span></text:p>
                  </text:list-item>
                </text:list>
              </text:list-item>
            </text:list>
            <text:p text:style-name="P24"><text:span text:style-name="T6">when you need one, you need all.</text:span></text:p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0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 skeleton for deep copy" draw:style-name="dp3" draw:master-page-name="Default">
        <draw:custom-shape draw:name="מלבן 1" draw:style-name="gr9" draw:text-style-name="P25" draw:layer="layout" svg:width="10.794cm" svg:height="7.619cm" svg:x="12.06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2" draw:style-name="gr10" draw:text-style-name="P26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8"><text:span text:style-name="T4">A skeleton for deep copy</text:span></text:p>
          </draw:text-box>
        </draw:frame>
        <draw:custom-shape draw:name="מלבן 4" draw:style-name="gr11" draw:text-style-name="P27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5" draw:text-style-name="P12" draw:layer="layout" svg:width="27.107cm" svg:height="20.437cm" svg:x="0.635cm" svg:y="0.124cm" presentation:class="outline" presentation:user-transformed="true">
          <draw:text-box>
            <text:p text:style-name="P16"><text:span text:style-name="T6"/></text:p>
            <text:p text:style-name="P16"><text:span text:style-name="T6"/></text:p>
            <text:p text:style-name="P16"><text:span text:style-name="T22">// Copy constructor</text:span></text:p>
            <text:p text:style-name="P16"><text:span text:style-name="T23">A (const A&amp; other) : </text:span><text:span text:style-name="T24">init</text:span><text:span text:style-name="T23"> {</text:span></text:p>
            <text:p text:style-name="P10"><text:span text:style-name="T25">copy_other(other);</text:span></text:p>
            <text:p text:style-name="P16"><text:span text:style-name="T23">}</text:span></text:p>
            <text:p text:style-name="P16"><text:span text:style-name="T26"/></text:p>
            <text:p text:style-name="P16"><text:span text:style-name="T26"/></text:p>
            <text:p text:style-name="P16"><text:span text:style-name="T22">// </text:span><text:span text:style-name="T27">Operator = </text:span><text:span text:style-name="T28"><text:s/></text:span></text:p>
            <text:p text:style-name="P16"><text:span text:style-name="T23">A&amp; operator=(const A&amp; other) {</text:span></text:p>
            <text:p text:style-name="P10"><text:span text:style-name="T23">if (this!=&amp;other) { </text:span><text:span text:style-name="T27">// preventing problems in a=a</text:span></text:p>
            <text:p text:style-name="P10"><text:span text:style-name="T29"><text:s text:c="2"/></text:span><text:span text:style-name="T29">clear(); </text:span><text:span text:style-name="T24">init</text:span><text:span text:style-name="T29"> </text:span><text:span text:style-name="T30">// or recycle</text:span></text:p>
            <text:p text:style-name="P10"><text:span text:style-name="T25"><text:s text:c="2"/></text:span><text:span text:style-name="T25">copy_other(other);</text:span></text:p>
            <text:p text:style-name="P10"><text:span text:style-name="T23">} return *this; } </text:span><text:span text:style-name="T27">// allows a= b= c= …</text:span></text:p>
            <text:p text:style-name="P16"><text:span text:style-name="T6"/></text:p>
            <text:p text:style-name="P16"><text:span text:style-name="T6"/></text:p>
          </draw:text-box>
        </draw:frame>
        <draw:frame draw:name="מציין מיקום טקסט 6" presentation:style-name="pr9" draw:text-style-name="P12" draw:layer="layout" svg:width="8.4cm" svg:height="10.798cm" svg:x="12.3cm" svg:y="3.097cm" presentation:class="outline" presentation:user-transformed="true">
          <draw:text-box>
            <text:p text:style-name="P16"><text:span text:style-name="T27">// Destructor</text:span></text:p>
            <text:p text:style-name="P16"><text:span text:style-name="T23">~A() {</text:span></text:p>
            <text:p text:style-name="P10"><text:span text:style-name="T29">clear();</text:span></text:p>
            <text:p text:style-name="P16"><text:span text:style-name="T23">}</text:span></text:p>
            <text:p text:style-name="P16"><text:span text:style-name="T6"/></text:p>
            <text:p text:style-name="P16"><text:span text:style-name="T6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1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tBuffer example" draw:style-name="dp3" draw:master-page-name="Default"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8"><text:span text:style-name="T4">IntBuffer example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2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++-11 Move ctor and assignment&#10;" draw:style-name="dp4" draw:master-page-name="Default">
        <draw:custom-shape draw:name="מלבן 2" draw:style-name="gr10" draw:text-style-name="P26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005cm" presentation:class="title" presentation:user-transformed="true">
          <draw:text-box>
            <text:p text:style-name="P8"><text:span text:style-name="T4">C++-11 Move ctor and assignment</text:span><text:span text:style-name="T4"><text:line-break/></text:span><text:span text:style-name="T4"/></text:p>
          </draw:text-box>
        </draw:frame>
        <draw:custom-shape draw:name="מלבן 4" draw:style-name="gr11" draw:text-style-name="P27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6" draw:text-style-name="P12" draw:layer="layout" svg:width="24.065cm" svg:height="15.859cm" svg:x="0.635cm" svg:y="3.175cm" presentation:class="outline" presentation:user-transformed="true">
          <draw:text-box>
            <text:p text:style-name="P16"><text:span text:style-name="T22">// Move constructor</text:span></text:p>
            <text:p text:style-name="P16"><text:span text:style-name="T23">A (const A&amp;&amp; other) {</text:span></text:p>
            <text:p text:style-name="P16"><text:span text:style-name="T23"><text:tab/></text:span><text:span text:style-name="T23"><text:tab/></text:span><text:span text:style-name="T23"><text:tab/></text:span><text:span text:style-name="T23">?</text:span></text:p>
            <text:p text:style-name="P16"><text:span text:style-name="T23">}</text:span></text:p>
            <text:p text:style-name="P16"><text:span text:style-name="T26"/></text:p>
            <text:p text:style-name="P16"><text:span text:style-name="T26"/></text:p>
            <text:p text:style-name="P16"><text:span text:style-name="T22"/></text:p>
            <text:p text:style-name="P16"><text:span text:style-name="T22">// Move o</text:span><text:span text:style-name="T27">perator = </text:span><text:span text:style-name="T28"><text:s/></text:span></text:p>
            <text:p text:style-name="P16"><text:span text:style-name="T23">A&amp; operator=(const A&amp;&amp; other) {</text:span></text:p>
            <text:p text:style-name="P10"><text:span text:style-name="T23"><text:s text:c="7"/></text:span><text:span text:style-name="T23">?</text:span></text:p>
            <text:p text:style-name="P10"><text:span text:style-name="T23">}</text:span></text:p>
            <text:p text:style-name="P16"><text:span text:style-name="T31">http://www.cprogramming.com/c++11/rvalue-references-and-move-semantics-in-c++11.html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3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List &amp; Complex examples" draw:style-name="dp4" draw:master-page-name="Default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List <text:s/>example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4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Operators ++ -- postfix prefix" draw:style-name="dp1" draw:master-page-name="Default" xml:id="id9" draw:id="id9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Operators ++ -- postfix prefix</text:span></text:p>
          </draw:text-box>
        </draw:frame>
        <draw:custom-shape draw:name="צורה חופשית 2" draw:style-name="gr13" draw:text-style-name="P30" draw:layer="layout" svg:width="23.024cm" svg:height="14.481cm" svg:x="1.146cm" svg:y="3.597cm">
          <text:p text:style-name="P29"><text:span text:style-name="T33">// Prefix: ++n</text:span></text:p>
          <text:p text:style-name="P29"><text:span text:style-name="T33">HNum&amp;</text:span><text:span text:style-name="T34"> operator++</text:span><text:span text:style-name="T33">()</text:span><text:span text:style-name="T34"> {</text:span></text:p>
          <text:p text:style-name="P29"><text:span text:style-name="T34"><text:s/></text:span><text:span text:style-name="T34">code that adds one to this HNum</text:span></text:p>
          <text:p text:style-name="P29"><text:span text:style-name="T34"><text:s/></text:span><text:span text:style-name="T34">return *this; // return ref to curr</text:span></text:p>
          <text:p text:style-name="P29"><text:span text:style-name="T34">} <text:s text:c="7"/></text:span></text:p>
          <text:p text:style-name="P29"><text:span text:style-name="T34"/></text:p>
          <text:p text:style-name="P29"><text:span text:style-name="T35">// Postfix : n++</text:span></text:p>
          <text:p text:style-name="P29"><text:span text:style-name="T35">const HNum</text:span><text:span text:style-name="T34"> operator++</text:span><text:span text:style-name="T35">(int)</text:span><text:span text:style-name="T34"> {</text:span></text:p>
          <text:p text:style-name="P29"><text:span text:style-name="T34"><text:s/></text:span><text:span text:style-name="T34">Hnum cpy(*this); // calling copy ctor</text:span></text:p>
          <text:p text:style-name="P29"><text:span text:style-name="T34"><text:s/></text:span><text:span text:style-name="T34">code that adds one to this HNum</text:span></text:p>
          <text:p text:style-name="P29"><text:span text:style-name="T34"><text:s/></text:span><text:span text:style-name="T34">return cpy;</text:span></text:p>
          <text:p text:style-name="P29"><text:span text:style-name="T34">} <text:s text:c="6"/>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14" draw:text-style-name="P31" draw:layer="layout" svg:width="10.794cm" svg:height="2.539cm" svg:x="13.97cm" svg:y="8.255cm">
          <text:p/>
          <draw:enhanced-geometry draw:mirror-horizontal="false" draw:mirror-vertical="false" svg:viewBox="0 0 0 0" draw:text-areas="?f27 ?f27 ?f30 ?f31" draw:type="ooxml-non-primitive" draw:modifiers="0 122047 0" draw:enhanced-path="M ?f27 ?f50 L ?f53 ?f27 L ?f30 ?f54 L ?f51 ?f31 Z N M ?f55 ?f56 L ?f62 ?f41 ?f59 ?f41 F N" drawooo:enhanced-path="M ?f27 ?f50 G ?f51 ?f50 ?f67 ?f68 L ?f53 ?f27 G ?f51 ?f50 ?f69 ?f70 L ?f30 ?f54 G ?f51 ?f50 ?f71 ?f72 L ?f51 ?f31 G ?f51 ?f50 ?f73 ?f74 Z N M ?f55 ?f56 L ?f62 ?f41 ?f59 ?f41 F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"/>
            <draw:equation draw:name="f9" draw:formula="122047"/>
            <draw:equation draw:name="f10" draw:formula="0"/>
            <draw:equation draw:name="f11" draw:formula="abs(?f3 )"/>
            <draw:equation draw:name="f12" draw:formula="abs(?f4 )"/>
            <draw:equation draw:name="f13" draw:formula="abs(?f6 )"/>
            <draw:equation draw:name="f14" draw:formula="?f7 "/>
            <draw:equation draw:name="f15" draw:formula="if(?f11 ,?f3 ,1)"/>
            <draw:equation draw:name="f16" draw:formula="if(?f12 ,?f4 ,1)"/>
            <draw:equation draw:name="f17" draw:formula="if(?f13 ,?f6 ,1)"/>
            <draw:equation draw:name="f18" draw:formula="?f15 *1/21600"/>
            <draw:equation draw:name="f19" draw:formula="?f16 *1/21600"/>
            <draw:equation draw:name="f20" draw:formula="21600*?f15 /1"/>
            <draw:equation draw:name="f21" draw:formula="21600*?f16 /1"/>
            <draw:equation draw:name="f22" draw:formula="min(?f19 ,?f18 )"/>
            <draw:equation draw:name="f23" draw:formula="?f20 *1/?f17 "/>
            <draw:equation draw:name="f24" draw:formula="?f21 *1/?f17 "/>
            <draw:equation draw:name="f25" draw:formula="?f23 "/>
            <draw:equation draw:name="f26" draw:formula="?f24 "/>
            <draw:equation draw:name="f27" draw:formula="?f14 *?f22 /1"/>
            <draw:equation draw:name="f28" draw:formula="?f26 +0-?f14 "/>
            <draw:equation draw:name="f29" draw:formula="?f25 +0-?f14 "/>
            <draw:equation draw:name="f30" draw:formula="?f25 *?f22 /1"/>
            <draw:equation draw:name="f31" draw:formula="?f26 *?f22 /1"/>
            <draw:equation draw:name="f32" draw:formula="?f28 *1/2"/>
            <draw:equation draw:name="f33" draw:formula="?f29 *1/2"/>
            <draw:equation draw:name="f34" draw:formula="min(?f29 ,?f28 )"/>
            <draw:equation draw:name="f35" draw:formula="?f14 +?f32 -0"/>
            <draw:equation draw:name="f36" draw:formula="?f34 *1/21600"/>
            <draw:equation draw:name="f37" draw:formula="?f34 *$2 /1"/>
            <draw:equation draw:name="f38" draw:formula="?f37 *1/100000"/>
            <draw:equation draw:name="f39" draw:formula="$0 *1/?f36 "/>
            <draw:equation draw:name="f40" draw:formula="$1 *1/?f36 "/>
            <draw:equation draw:name="f41" draw:formula="?f35 *?f22 /1"/>
            <draw:equation draw:name="f42" draw:formula="?f29 *?f39 /1"/>
            <draw:equation draw:name="f43" draw:formula="?f28 *?f40 /1"/>
            <draw:equation draw:name="f44" draw:formula="min(?f38 ,?f33 )"/>
            <draw:equation draw:name="f45" draw:formula="min(?f38 ,?f32 )"/>
            <draw:equation draw:name="f46" draw:formula="?f42 *1/100000"/>
            <draw:equation draw:name="f47" draw:formula="?f43 *1/100000"/>
            <draw:equation draw:name="f48" draw:formula="?f25 +0-?f44 "/>
            <draw:equation draw:name="f49" draw:formula="?f26 +0-?f45 "/>
            <draw:equation draw:name="f50" draw:formula="?f45 *?f22 /1"/>
            <draw:equation draw:name="f51" draw:formula="?f44 *?f22 /1"/>
            <draw:equation draw:name="f52" draw:formula="?f46 +0-?f33 "/>
            <draw:equation draw:name="f53" draw:formula="?f48 *?f22 /1"/>
            <draw:equation draw:name="f54" draw:formula="?f49 *?f22 /1"/>
            <draw:equation draw:name="f55" draw:formula="?f46 *?f22 /1"/>
            <draw:equation draw:name="f56" draw:formula="?f47 *?f22 /1"/>
            <draw:equation draw:name="f57" draw:formula="if(?f52 ,?f25 ,?f14 )"/>
            <draw:equation draw:name="f58" draw:formula="?f46 +0-?f57 "/>
            <draw:equation draw:name="f59" draw:formula="?f57 *?f22 /1"/>
            <draw:equation draw:name="f60" draw:formula="?f58 *1/2"/>
            <draw:equation draw:name="f61" draw:formula="?f60 +?f57 -0"/>
            <draw:equation draw:name="f62" draw:formula="?f61 *?f22 /1"/>
            <draw:equation draw:name="f63" draw:formula="logwidth/2"/>
            <draw:equation draw:name="f64" draw:formula="logwidth"/>
            <draw:equation draw:name="f65" draw:formula="logheight/2"/>
            <draw:equation draw:name="f66" draw:formula="logheight"/>
            <draw:equation draw:name="f67" draw:formula="(?f0 )/60000.0"/>
            <draw:equation draw:name="f68" draw:formula="(?f1 )/60000.0"/>
            <draw:equation draw:name="f69" draw:formula="(?f2 )/60000.0"/>
            <draw:equation draw:name="f70" draw:formula="(?f1 )/60000.0"/>
            <draw:equation draw:name="f71" draw:formula="(?f7 )/60000.0"/>
            <draw:equation draw:name="f72" draw:formula="(?f1 )/60000.0"/>
            <draw:equation draw:name="f73" draw:formula="(?f1 )/60000.0"/>
            <draw:equation draw:name="f74" draw:formula="(?f1 )/60000.0"/>
          </draw:enhanced-geometry>
        </draw:custom-shape>
        <draw:custom-shape draw:name="TextBox 4" draw:style-name="gr15" draw:text-style-name="P2" draw:layer="layout" svg:width="16.509cm" svg:height="2.875cm" svg:x="13.97cm" svg:y="8.255cm">
          <text:p text:style-name="P29"><text:span text:style-name="T36">A flag that makes</text:span></text:p>
          <text:p text:style-name="P29"><text:span text:style-name="T36">it postf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0cm" svg:height="0cm" svg:x="0.004cm" svg:y="0cm" draw:page-number="15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Operators ++ -- postfix prefix" draw:style-name="dp1" draw:master-page-name="Default" xml:id="id10" draw:id="id10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Operators ++ -- postfix prefix</text:span></text:p>
          </draw:text-box>
        </draw:frame>
        <draw:custom-shape draw:name="צורה חופשית 2" draw:style-name="gr13" draw:text-style-name="P30" draw:layer="layout" svg:width="26.58cm" svg:height="16.849cm" svg:x="0.091cm" svg:y="3.597cm">
          <text:p text:style-name="P29"><text:span text:style-name="T33">// Prefix: ++n</text:span></text:p>
          <text:p text:style-name="P29"><text:span text:style-name="T33">HNum&amp;</text:span><text:span text:style-name="T34"> operator++</text:span><text:span text:style-name="T33">()</text:span><text:span text:style-name="T34"> {</text:span></text:p>
          <text:p text:style-name="P29"><text:span text:style-name="T34"><text:s/></text:span><text:span text:style-name="T34">code that adds one to this HNum</text:span></text:p>
          <text:p text:style-name="P29"><text:span text:style-name="T34"><text:s/></text:span><text:span text:style-name="T34">return *this; // return ref to curr</text:span></text:p>
          <text:p text:style-name="P29"><text:span text:style-name="T34">} <text:s text:c="7"/></text:span></text:p>
          <text:p text:style-name="P29"><text:span text:style-name="T34"/></text:p>
          <text:p text:style-name="P29"><text:span text:style-name="T35">// Postfix : n++</text:span></text:p>
          <text:p text:style-name="P29"><text:span text:style-name="T35">const HNum</text:span><text:span text:style-name="T34"> operator++</text:span><text:span text:style-name="T35">(int)</text:span><text:span text:style-name="T34"> {</text:span></text:p>
          <text:p text:style-name="P29"><text:span text:style-name="T34"><text:s/></text:span><text:span text:style-name="T34">Hnum cpy(*this); // calling copy ctor</text:span></text:p>
          <text:p text:style-name="P29"><text:span text:style-name="T34"><text:s/></text:span><text:span text:style-name="T34">code that adds one to this HNum</text:span></text:p>
          <text:p text:style-name="P29"><text:span text:style-name="T34"><text:s/></text:span><text:span text:style-name="T34">return cpy;</text:span></text:p>
          <text:p text:style-name="P29"><text:span text:style-name="T34">}</text:span></text:p>
          <text:p text:style-name="P29"><text:span text:style-name="T37">// For HNum, it might be a good idea not to </text:span></text:p>
          <text:p text:style-name="P29"><text:span text:style-name="T37">// implement postfix <text:s text:c="6"/>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14" draw:text-style-name="P31" draw:layer="layout" svg:width="10.794cm" svg:height="2.539cm" svg:x="13.97cm" svg:y="8.255cm">
          <text:p/>
          <draw:enhanced-geometry draw:mirror-horizontal="false" draw:mirror-vertical="false" svg:viewBox="0 0 0 0" draw:text-areas="?f27 ?f27 ?f30 ?f31" draw:type="ooxml-non-primitive" draw:modifiers="0 122047 0" draw:enhanced-path="M ?f27 ?f50 L ?f53 ?f27 L ?f30 ?f54 L ?f51 ?f31 Z N M ?f55 ?f56 L ?f62 ?f41 ?f59 ?f41 F N" drawooo:enhanced-path="M ?f27 ?f50 G ?f51 ?f50 ?f67 ?f68 L ?f53 ?f27 G ?f51 ?f50 ?f69 ?f70 L ?f30 ?f54 G ?f51 ?f50 ?f71 ?f72 L ?f51 ?f31 G ?f51 ?f50 ?f73 ?f74 Z N M ?f55 ?f56 L ?f62 ?f41 ?f59 ?f41 F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"/>
            <draw:equation draw:name="f9" draw:formula="122047"/>
            <draw:equation draw:name="f10" draw:formula="0"/>
            <draw:equation draw:name="f11" draw:formula="abs(?f3 )"/>
            <draw:equation draw:name="f12" draw:formula="abs(?f4 )"/>
            <draw:equation draw:name="f13" draw:formula="abs(?f6 )"/>
            <draw:equation draw:name="f14" draw:formula="?f7 "/>
            <draw:equation draw:name="f15" draw:formula="if(?f11 ,?f3 ,1)"/>
            <draw:equation draw:name="f16" draw:formula="if(?f12 ,?f4 ,1)"/>
            <draw:equation draw:name="f17" draw:formula="if(?f13 ,?f6 ,1)"/>
            <draw:equation draw:name="f18" draw:formula="?f15 *1/21600"/>
            <draw:equation draw:name="f19" draw:formula="?f16 *1/21600"/>
            <draw:equation draw:name="f20" draw:formula="21600*?f15 /1"/>
            <draw:equation draw:name="f21" draw:formula="21600*?f16 /1"/>
            <draw:equation draw:name="f22" draw:formula="min(?f19 ,?f18 )"/>
            <draw:equation draw:name="f23" draw:formula="?f20 *1/?f17 "/>
            <draw:equation draw:name="f24" draw:formula="?f21 *1/?f17 "/>
            <draw:equation draw:name="f25" draw:formula="?f23 "/>
            <draw:equation draw:name="f26" draw:formula="?f24 "/>
            <draw:equation draw:name="f27" draw:formula="?f14 *?f22 /1"/>
            <draw:equation draw:name="f28" draw:formula="?f26 +0-?f14 "/>
            <draw:equation draw:name="f29" draw:formula="?f25 +0-?f14 "/>
            <draw:equation draw:name="f30" draw:formula="?f25 *?f22 /1"/>
            <draw:equation draw:name="f31" draw:formula="?f26 *?f22 /1"/>
            <draw:equation draw:name="f32" draw:formula="?f28 *1/2"/>
            <draw:equation draw:name="f33" draw:formula="?f29 *1/2"/>
            <draw:equation draw:name="f34" draw:formula="min(?f29 ,?f28 )"/>
            <draw:equation draw:name="f35" draw:formula="?f14 +?f32 -0"/>
            <draw:equation draw:name="f36" draw:formula="?f34 *1/21600"/>
            <draw:equation draw:name="f37" draw:formula="?f34 *$2 /1"/>
            <draw:equation draw:name="f38" draw:formula="?f37 *1/100000"/>
            <draw:equation draw:name="f39" draw:formula="$0 *1/?f36 "/>
            <draw:equation draw:name="f40" draw:formula="$1 *1/?f36 "/>
            <draw:equation draw:name="f41" draw:formula="?f35 *?f22 /1"/>
            <draw:equation draw:name="f42" draw:formula="?f29 *?f39 /1"/>
            <draw:equation draw:name="f43" draw:formula="?f28 *?f40 /1"/>
            <draw:equation draw:name="f44" draw:formula="min(?f38 ,?f33 )"/>
            <draw:equation draw:name="f45" draw:formula="min(?f38 ,?f32 )"/>
            <draw:equation draw:name="f46" draw:formula="?f42 *1/100000"/>
            <draw:equation draw:name="f47" draw:formula="?f43 *1/100000"/>
            <draw:equation draw:name="f48" draw:formula="?f25 +0-?f44 "/>
            <draw:equation draw:name="f49" draw:formula="?f26 +0-?f45 "/>
            <draw:equation draw:name="f50" draw:formula="?f45 *?f22 /1"/>
            <draw:equation draw:name="f51" draw:formula="?f44 *?f22 /1"/>
            <draw:equation draw:name="f52" draw:formula="?f46 +0-?f33 "/>
            <draw:equation draw:name="f53" draw:formula="?f48 *?f22 /1"/>
            <draw:equation draw:name="f54" draw:formula="?f49 *?f22 /1"/>
            <draw:equation draw:name="f55" draw:formula="?f46 *?f22 /1"/>
            <draw:equation draw:name="f56" draw:formula="?f47 *?f22 /1"/>
            <draw:equation draw:name="f57" draw:formula="if(?f52 ,?f25 ,?f14 )"/>
            <draw:equation draw:name="f58" draw:formula="?f46 +0-?f57 "/>
            <draw:equation draw:name="f59" draw:formula="?f57 *?f22 /1"/>
            <draw:equation draw:name="f60" draw:formula="?f58 *1/2"/>
            <draw:equation draw:name="f61" draw:formula="?f60 +?f57 -0"/>
            <draw:equation draw:name="f62" draw:formula="?f61 *?f22 /1"/>
            <draw:equation draw:name="f63" draw:formula="logwidth/2"/>
            <draw:equation draw:name="f64" draw:formula="logwidth"/>
            <draw:equation draw:name="f65" draw:formula="logheight/2"/>
            <draw:equation draw:name="f66" draw:formula="logheight"/>
            <draw:equation draw:name="f67" draw:formula="(?f0 )/60000.0"/>
            <draw:equation draw:name="f68" draw:formula="(?f1 )/60000.0"/>
            <draw:equation draw:name="f69" draw:formula="(?f2 )/60000.0"/>
            <draw:equation draw:name="f70" draw:formula="(?f1 )/60000.0"/>
            <draw:equation draw:name="f71" draw:formula="(?f7 )/60000.0"/>
            <draw:equation draw:name="f72" draw:formula="(?f1 )/60000.0"/>
            <draw:equation draw:name="f73" draw:formula="(?f1 )/60000.0"/>
            <draw:equation draw:name="f74" draw:formula="(?f1 )/60000.0"/>
          </draw:enhanced-geometry>
        </draw:custom-shape>
        <draw:custom-shape draw:name="TextBox 4" draw:style-name="gr15" draw:text-style-name="P2" draw:layer="layout" svg:width="16.509cm" svg:height="2.875cm" svg:x="13.97cm" svg:y="8.255cm">
          <text:p text:style-name="P29"><text:span text:style-name="T36">A flag that makes</text:span></text:p>
          <text:p text:style-name="P29"><text:span text:style-name="T36">it postf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0cm" svg:height="0cm" svg:x="0.004cm" svg:y="0cm" draw:page-number="16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 xml:id="id11" draw:id="id11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7" draw:text-style-name="P4" draw:layer="layout" svg:width="21.478cm" svg:height="4.573cm" svg:x="1.899cm" svg:y="0.545cm" presentation:class="title" presentation:user-transformed="true">
          <draw:text-box>
            <text:p text:style-name="P8"><text:span text:style-name="T4">Conversions of types is done in two cases:</text:span><text:span text:style-name="T4"><text:line-break/></text:span><text:span text:style-name="T4"/></text:p>
          </draw:text-box>
        </draw:frame>
        <draw:frame draw:name="מציין מיקום טקסט 2" presentation:style-name="pr9" draw:text-style-name="P12" draw:layer="layout" svg:width="24.01cm" svg:height="10.798cm" svg:x="-0.101cm" svg:y="3.642cm" presentation:class="outline" presentation:user-transformed="true">
          <draw:text-box>
            <text:p text:style-name="P15"><text:span text:style-name="T6"/></text:p>
            <text:list text:style-name="L11">
              <text:list-item>
                <text:list>
                  <text:list-item>
                    <text:p text:style-name="P13"><text:span text:style-name="T6">Explicit casting (we'll learn more about it in next lessons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7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 xml:id="id12" draw:id="id12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7" draw:text-style-name="P4" draw:layer="layout" svg:width="21.478cm" svg:height="4.573cm" svg:x="1.899cm" svg:y="0.545cm" presentation:class="title" presentation:user-transformed="true">
          <draw:text-box>
            <text:p text:style-name="P8"><text:span text:style-name="T4">Conversions of types is done in two cases:</text:span><text:span text:style-name="T4"><text:line-break/></text:span><text:span text:style-name="T4"/></text:p>
          </draw:text-box>
        </draw:frame>
        <draw:frame draw:name="מציין מיקום טקסט 2" presentation:style-name="pr18" draw:text-style-name="P12" draw:layer="layout" svg:width="24.01cm" svg:height="15.006cm" svg:x="-0.101cm" svg:y="3.642cm" presentation:class="outline" presentation:user-transformed="true">
          <draw:text-box>
            <text:p text:style-name="P15"><text:span text:style-name="T6"/></text:p>
            <text:list text:style-name="L11">
              <text:list-item>
                <text:list>
                  <text:list-item>
                    <text:p text:style-name="P13"><text:span text:style-name="T6">Explicit casting (we'll learn more about it in next lessons)</text:span></text:p>
                  </text:list-item>
                  <text:list-item>
                    <text:p text:style-name="P13"><text:span text:style-name="T6">When a function gets </text:span><text:span text:style-name="T7">X</text:span><text:span text:style-name="T6"> type while it was expecting to get </text:span><text:span text:style-name="T5">Y</text:span><text:span text:style-name="T6"> type, and there is a casting from </text:span><text:span text:style-name="T7">X </text:span><text:span text:style-name="T6">to</text:span><text:span text:style-name="T7"> </text:span><text:span text:style-name="T5">Y</text:span><text:span text:style-name="T6">:</text:span></text:p>
                  </text:list-item>
                </text:list>
              </text:list-item>
            </text:list>
            <text:p><text:span text:style-name="T6"/></text:p>
            <text:p text:style-name="P24"><text:span text:style-name="T6"><text:tab/></text:span><text:span text:style-name="T6">void foo(</text:span><text:span text:style-name="T5">Y y</text:span><text:span text:style-name="T6">)</text:span></text:p>
            <text:p text:style-name="P24"><text:span text:style-name="T6"><text:tab/></text:span><text:span text:style-name="T6">...</text:span></text:p>
            <text:p text:style-name="P24"><text:span text:style-name="T7"><text:tab/></text:span><text:span text:style-name="T7">X x</text:span><text:span text:style-name="T6">;</text:span></text:p>
            <text:p text:style-name="P24"><text:span text:style-name="T6"><text:tab/></text:span><text:span text:style-name="T6">foo(x); // a conversion from </text:span><text:span text:style-name="T7">X </text:span><text:span text:style-name="T6">to</text:span><text:span text:style-name="T7"> </text:span><text:span text:style-name="T5">Y</text:span><text:span text:style-name="T6"> is done</text:span></text:p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8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 example (conv.cpp)" draw:style-name="dp1" draw:master-page-name="Default" xml:id="id13" draw:id="id13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9" draw:text-style-name="P4" draw:layer="layout" svg:width="21.478cm" svg:height="2.925cm" svg:x="3.364cm" svg:y="0.547cm" presentation:class="title" presentation:user-transformed="true">
          <draw:text-box>
            <text:p text:style-name="P8"><text:span text:style-name="T4">Conversion example (conv.cpp)</text:span></text:p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9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danger: &#10;&#9;unexpected behavior&#10; " draw:style-name="dp1" draw:master-page-name="Default" xml:id="id14" draw:id="id14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7" draw:text-style-name="P4" draw:layer="layout" svg:width="26.002cm" svg:height="4.573cm" svg:x="0.699cm" svg:y="0.545cm" presentation:class="title" presentation:user-transformed="true">
          <draw:text-box>
            <text:p text:style-name="P8"><text:span text:style-name="T4">Conversions danger: </text:span><text:span text:style-name="T4"><text:line-break/></text:span><text:span text:style-name="T4"><text:tab/></text:span><text:span text:style-name="T4">unexpected behavior</text:span><text:span text:style-name="T4"><text:line-break/></text:span><text:span text:style-name="T4"> </text:span></text:p>
          </draw:text-box>
        </draw:frame>
        <draw:frame draw:name="מציין מיקום טקסט 2" presentation:style-name="pr20" draw:text-style-name="P12" draw:layer="layout" svg:width="24.01cm" svg:height="15.579cm" svg:x="0.832cm" svg:y="3.642cm" presentation:class="outline" presentation:user-transformed="true">
          <draw:text-box>
            <text:p text:style-name="P16"><text:span text:style-name="T6"/></text:p>
            <text:p text:style-name="P15"><text:span text:style-name="T38">Buffer</text:span><text:span text:style-name="T16">(</text:span><text:span text:style-name="T39">size_t length</text:span><text:span text:style-name="T16">) // ctor</text:span></text:p>
            <text:p text:style-name="P16"><text:span text:style-name="T16">…</text:span></text:p>
            <text:p text:style-name="P15"><text:span text:style-name="T16">void foo(</text:span><text:span text:style-name="T38">const Buffer&amp; v</text:span><text:span text:style-name="T16">) // function</text:span></text:p>
            <text:p text:style-name="P15"><text:span text:style-name="T16">...</text:span></text:p>
            <text:p text:style-name="P15"><text:span text:style-name="T16">foo(</text:span><text:span text:style-name="T39">3</text:span><text:span text:style-name="T16">);</text:span><text:span text:style-name="T7"> </text:span><text:span text:style-name="T11">// Equivalent to: </text:span><text:span text:style-name="T16">foo(</text:span><text:span text:style-name="T38">Buffer(</text:span><text:span text:style-name="T39">3</text:span><text:span text:style-name="T38">)</text:span><text:span text:style-name="T16">)</text:span></text:p>
            <text:p text:style-name="P15"><text:span text:style-name="T11">// Did the user really wanted this?</text:span></text:p>
            <text:p text:style-name="P16"><text:span text:style-name="T16"/></text:p>
            <text:p text:style-name="P15"><text:span text:style-name="T40">The Buffer and the size_t objects are not logically the same objects!</text:span></text:p>
            <text:p text:style-name="P16"><text:span text:style-name="T6"/></text:p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0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 example (conv_explicit.cpp)" draw:style-name="dp1" draw:master-page-name="Default" xml:id="id15" draw:id="id15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9" draw:text-style-name="P4" draw:layer="layout" svg:width="21.478cm" svg:height="2.925cm" svg:x="3.364cm" svg:y="0.547cm" presentation:class="title" presentation:user-transformed="true">
          <draw:text-box>
            <text:p text:style-name="P8"><text:span text:style-name="T4">Conversion example (conv_explicit.cpp)</text:span></text:p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1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User defined conversion" draw:style-name="dp1" draw:master-page-name="Default" xml:id="id16" draw:id="id16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User defined conversion</text:span></text:p>
          </draw:text-box>
        </draw:frame>
        <draw:frame draw:name="מציין מיקום טקסט 2" presentation:style-name="pr21" draw:text-style-name="P12" draw:layer="layout" svg:width="24.01cm" svg:height="16.916cm" svg:x="0.754cm" svg:y="3.131cm" presentation:class="outline" presentation:user-transformed="true">
          <draw:text-box>
            <text:p text:style-name="P16"><text:span text:style-name="T6">class Fraction {</text:span></text:p>
            <text:p text:style-name="P10"><text:span text:style-name="T6">...</text:span></text:p>
            <text:p text:style-name="P10"><text:span text:style-name="T5">// double --&gt; Fraction conversion</text:span></text:p>
            <text:p text:style-name="P10"><text:span text:style-name="T5">Fraction (const double&amp; d) {</text:span></text:p>
            <text:p text:style-name="P32"><text:span text:style-name="T5">...</text:span></text:p>
            <text:p text:style-name="P10"><text:span text:style-name="T5">}</text:span></text:p>
            <text:p text:style-name="P10"><text:span text:style-name="T6">...</text:span></text:p>
            <text:p text:style-name="P10"><text:span text:style-name="T7">// Fraction --&gt; double conversion</text:span></text:p>
            <text:p text:style-name="P10"><text:span text:style-name="T7">operator double() const {</text:span></text:p>
            <text:p text:style-name="P32"><text:span text:style-name="T7">...</text:span></text:p>
            <text:p text:style-name="P10"><text:span text:style-name="T7">}</text:span></text:p>
            <text:p text:style-name="P10"><text:span text:style-name="T6">...</text:span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2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" draw:style-name="dp1" draw:master-page-name="Default" xml:id="id17" draw:id="id17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2" draw:text-style-name="P4" draw:layer="layout" svg:width="21.478cm" svg:height="3.181cm" svg:x="1.905cm" svg:y="6.348cm" presentation:class="title" presentation:user-transformed="true">
          <draw:text-box>
            <text:p text:style-name="P3"><text:span text:style-name="T4">friend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3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" draw:style-name="dp1" draw:master-page-name="Default" xml:id="id18" draw:id="id18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3" draw:text-style-name="P12" draw:layer="layout" svg:width="24.349cm" svg:height="13.426cm" svg:x="0.832cm" svg:y="3.184cm" presentation:class="outline" presentation:user-transformed="true">
          <draw:text-box>
            <text:p text:style-name="P33"><text:span text:style-name="T6"/></text:p>
            <text:p text:style-name="P33"><text:span text:style-name="T6">Friend function in a class:</text:span></text:p>
            <text:list text:style-name="L12">
              <text:list-item>
                <text:list>
                  <text:list-item>
                    <text:p text:style-name="P34"><text:span text:style-name="T6">Not a method of the class</text:span></text:p>
                  </text:list-item>
                  <text:list-item>
                    <text:p text:style-name="P34"><text:span text:style-name="T6">Have access to the class’s private and protected </text:span></text:p>
                  </text:list-item>
                </text:list>
              </text:list-item>
            </text:list>
            <text:p text:style-name="P35"><text:span text:style-name="T6">data members</text:span></text:p>
            <text:list text:continue-numbering="true" text:style-name="L12">
              <text:list-item>
                <text:list>
                  <text:list-item>
                    <text:p text:style-name="P34"><text:span text:style-name="T6">Defined inside the class scope</text:span></text:p>
                  </text:list-item>
                </text:list>
              </text:list-item>
            </text:list>
            <text:p text:style-name="P15"><text:span text:style-name="T6"/></text:p>
            <text:p text:style-name="P15"><text:span text:style-name="T6">Used properly does not break encapsulation</text:span></text:p>
            <text:p text:style-name="P36"><text:span text:style-name="T6"/></text:p>
            <text:p text:style-name="P36"><text:span text:style-name="T41"/></text:p>
          </draw:text-box>
        </draw:frame>
        <draw:frame draw:name="כותרת 2" presentation:style-name="pr24" draw:text-style-name="P4" draw:layer="layout" svg:width="24.842cm" svg:height="3.427cm" svg:x="0cm" svg:y="0.296cm" presentation:class="title" presentation:user-transformed="true">
          <draw:text-box>
            <text:p text:style-name="P3"><text:span text:style-name="T4">friend functions</text:span></text:p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4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 example:&#10;Complex revisited" draw:style-name="dp1" draw:master-page-name="Default" xml:id="id19" draw:id="id19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5" draw:text-style-name="P4" draw:layer="layout" svg:width="16.108cm" svg:height="3.427cm" svg:x="1.499cm" svg:y="0.673cm" presentation:class="title" presentation:user-transformed="true">
          <draw:text-box>
            <text:p text:style-name="P8"><text:span text:style-name="T4">friend functions example:</text:span><text:span text:style-name="T4"><text:line-break/></text:span><text:span text:style-name="T4">Complex revisited</text:span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5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lide22" draw:style-name="dp1" draw:master-page-name="Default" xml:id="id20" draw:id="id20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4" draw:text-style-name="P12" draw:layer="layout" svg:width="22.505cm" svg:height="11.044cm" svg:x="0.899cm" svg:y="3.924cm" presentation:class="outline" presentation:user-transformed="true">
          <draw:text-box>
            <text:list text:style-name="L13">
              <text:list-item>
                <text:list>
                  <text:list-item>
                    <text:p text:style-name="P9"><text:span text:style-name="T6">A class can allow other classes to access its </text:span></text:p>
                  </text:list-item>
                </text:list>
              </text:list-item>
            </text:list>
            <text:p text:style-name="P37"><text:span text:style-name="T6">private data members</text:span></text:p>
            <text:list text:continue-numbering="true" text:style-name="L13">
              <text:list-item>
                <text:list>
                  <text:list-item>
                    <text:p text:style-name="P9"><text:span text:style-name="T42">QUESTION: Is the friendship link one-sided or two-sided? I.e:</text:span></text:p>
                    <text:list>
                      <text:list-item>
                        <text:p><text:span text:style-name="T42">Suppose class A is a friend of class B.</text:span></text:p>
                      </text:list-item>
                      <text:list-item>
                        <text:p><text:span text:style-name="T42">Does it mean that class B is a friend of A?</text:span></text:p>
                      </text:list-item>
                    </text:list>
                  </text:list-item>
                </text:list>
              </text:list-item>
            </text:list>
            <text:p text:style-name="P36"><text:span text:style-name="T43"/></text:p>
          </draw:text-box>
        </draw:frame>
        <draw:custom-shape draw:name="כותרת 2" draw:style-name="gr16" draw:text-style-name="P4" draw:layer="layout" svg:width="8.976cm" svg:height="1.772cm" svg:x="3.403cm" svg:y="1.123cm">
          <text:p text:style-name="P29"><text:span text:style-name="T4">friend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6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classes - example" draw:style-name="dp1" draw:master-page-name="Default" xml:id="id21" draw:id="id21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6" draw:text-style-name="P12" draw:layer="layout" svg:width="24.01cm" svg:height="15.703cm" svg:x="0.832cm" svg:y="3.184cm" presentation:class="outline" presentation:user-transformed="true">
          <draw:text-box>
            <text:p text:style-name="P11"><text:span text:style-name="T44"><text:s/></text:span><text:span text:style-name="T45">class IntTree {</text:span></text:p>
            <text:p text:style-name="P36"><text:span text:style-name="T45"><text:tab/></text:span><text:span text:style-name="T45">…</text:span></text:p>
            <text:p text:style-name="P36"><text:span text:style-name="T45"><text:tab/></text:span><text:span text:style-name="T46">friend</text:span><text:span text:style-name="T45"> class IntTreeIterator;</text:span></text:p>
            <text:p text:style-name="P16"><text:span text:style-name="T45">};</text:span></text:p>
            <text:p text:style-name="P36"><text:span text:style-name="T47"/></text:p>
            <text:p text:style-name="P36"><text:span text:style-name="T47"/></text:p>
            <text:p text:style-name="P16"><text:span text:style-name="T48">// TreeIterator can access Tree's data members</text:span></text:p>
            <text:p text:style-name="P16"><text:span text:style-name="T45">IntTreeIterator&amp; IntTreeIterator::operator++() </text:span><text:span text:style-name="T49">{</text:span></text:p>
            <text:p text:style-name="P36"><text:span text:style-name="T49"><text:s text:c="4"/></text:span><text:span text:style-name="T49">...</text:span></text:p>
            <text:p text:style-name="P36"><text:span text:style-name="T45"><text:tab/></text:span><text:span text:style-name="T45">return *this;</text:span></text:p>
            <text:p text:style-name="P16"><text:span text:style-name="T45">}</text:span></text:p>
          </draw:text-box>
        </draw:frame>
        <draw:frame draw:name="כותרת 2" presentation:style-name="pr25" draw:text-style-name="P4" draw:layer="layout" svg:width="15.325cm" svg:height="3.427cm" svg:x="3.364cm" svg:y="0.296cm" presentation:class="title" presentation:user-transformed="true">
          <draw:text-box>
            <text:p text:style-name="P8"><text:span text:style-name="T4">friend classes - example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7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Google test (not for your test)" draw:style-name="dp5" draw:master-page-name="Default" xml:id="id22" draw:id="id22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4" draw:text-style-name="P12" draw:layer="layout" svg:width="24.974cm" svg:height="11.044cm" svg:x="0.832cm" svg:y="3.184cm" presentation:class="outline" presentation:user-transformed="true">
          <draw:text-box>
            <text:p text:style-name="P11"><text:span text:style-name="T45">FRIEND_TEST(TestCaseName, TestName);</text:span></text:p>
            <text:p text:style-name="P11"><text:span text:style-name="T50"/></text:p>
            <text:p text:style-name="P11"><text:span text:style-name="T50">Declares that this test will be able to test</text:span></text:p>
            <text:p text:style-name="P11"><text:span text:style-name="T50">private methods of the class in which you write this</text:span></text:p>
          </draw:text-box>
        </draw:frame>
        <draw:frame draw:name="כותרת 2" presentation:style-name="pr25" draw:text-style-name="P4" draw:layer="layout" svg:width="18.602cm" svg:height="3.427cm" svg:x="3.364cm" svg:y="0.296cm" presentation:class="title" presentation:user-transformed="true">
          <draw:text-box>
            <text:p text:style-name="P8"><text:span text:style-name="T4">Google test (not for your test)</text:span>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8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line methods" draw:style-name="dp3" draw:master-page-name="Default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7" draw:text-style-name="P12" draw:layer="layout" svg:width="24.694cm" svg:height="14.501cm" svg:x="0.635cm" svg:y="3.175cm" presentation:class="outline" presentation:user-transformed="true">
          <draw:text-box>
            <text:p text:style-name="P20"><text:span text:style-name="T6"/></text:p>
            <text:p text:style-name="P20"><text:span text:style-name="T6">You can hint to the compiler that a method is inline </text:span></text:p>
            <text:p text:style-name="P20"><text:span text:style-name="T7">in class</text:span><text:span text:style-name="T6"> declaration (inside the { }; block of a class):</text:span></text:p>
            <text:p text:style-name="P38"><text:span text:style-name="T6"/></text:p>
            <text:p text:style-name="P38"><text:span text:style-name="T6">class Tree {</text:span></text:p>
            <text:p text:style-name="P10"><text:span text:style-name="T6">...</text:span></text:p>
            <text:p text:style-name="P10"><text:span text:style-name="T6">size_t size() const{ </text:span><text:span text:style-name="T7">// automatically hints on inline</text:span></text:p>
            <text:p text:style-name="P32"><text:span text:style-name="T6">return _size;</text:span></text:p>
            <text:p text:style-name="P10"><text:span text:style-name="T6">}</text:span></text:p>
            <text:p text:style-name="P38"><text:span text:style-name="T6">};</text:span></text:p>
          </draw:text-box>
        </draw:frame>
        <draw:frame draw:name="כותרת 2" presentation:style-name="pr3" draw:text-style-name="P4" draw:layer="layout" svg:width="21.478cm" svg:height="3.427cm" svg:x="3.365cm" svg:y="0.296cm" presentation:class="title" presentation:user-transformed="true">
          <draw:text-box>
            <text:p text:style-name="P8"><text:span text:style-name="T4">Inline methods</text:span></text:p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Inline methods" draw:style-name="dp3" draw:master-page-name="Default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8" draw:text-style-name="P12" draw:layer="layout" svg:width="23.16cm" svg:height="15.968cm" svg:x="0.635cm" svg:y="3.175cm" presentation:class="outline" presentation:user-transformed="true">
          <draw:text-box>
            <text:p text:style-name="P20"><text:span text:style-name="T6">You can hint to the compiler that a method is inline </text:span></text:p>
            <text:p text:style-name="P20"><text:span text:style-name="T5">after class</text:span><text:span text:style-name="T6"> declaration:</text:span></text:p>
            <text:p text:style-name="P38"><text:span text:style-name="T6"/></text:p>
            <text:p text:style-name="P38"><text:span text:style-name="T6">class Tree {</text:span></text:p>
            <text:p text:style-name="P10"><text:span text:style-name="T6">...</text:span></text:p>
            <text:p text:style-name="P10"><text:span text:style-name="T6">size_t size() const;</text:span></text:p>
            <text:p text:style-name="P10"><text:span text:style-name="T6">...</text:span></text:p>
            <text:p text:style-name="P38"><text:span text:style-name="T6">};</text:span></text:p>
            <text:p text:style-name="P38"><text:span text:style-name="T6">inline size_t Tree::size() const { </text:span><text:span text:style-name="T5">// still in the h file</text:span></text:p>
            <text:p text:style-name="P10"><text:span text:style-name="T6">return _size;</text:span></text:p>
            <text:p text:style-name="P38"><text:span text:style-name="T6">}</text:span></text:p>
          </draw:text-box>
        </draw:frame>
        <draw:frame draw:name="כותרת 2" presentation:style-name="pr3" draw:text-style-name="P4" draw:layer="layout" svg:width="21.478cm" svg:height="3.427cm" svg:x="3.365cm" svg:y="0.296cm" presentation:class="title" presentation:user-transformed="true">
          <draw:text-box>
            <text:p text:style-name="P8"><text:span text:style-name="T4">Inline methods</text:span></text:p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Precompiled Headers" draw:style-name="dp4" draw:master-page-name="Default">
        <draw:frame draw:name="כותרת 1" presentation:style-name="pr11" draw:text-style-name="P4" draw:layer="layout" svg:width="14.21cm" svg:height="3.441cm" svg:x="0.299cm" svg:y="0.957cm" presentation:class="title" presentation:user-transformed="true">
          <draw:text-box>
            <text:p text:style-name="P8"><text:span text:style-name="T4">Precompiled Headers</text:span></text:p>
          </draw:text-box>
        </draw:frame>
        <draw:frame draw:name="מציין מיקום טקסט 2" presentation:style-name="pr12" draw:text-style-name="P12" draw:layer="layout" svg:width="13.934cm" svg:height="11.058cm" svg:x="0.499cm" svg:y="4.124cm" presentation:class="outline" presentation:user-transformed="true">
          <draw:text-box>
            <text:list text:style-name="L4">
              <text:list-item>
                <text:p text:style-name="P39"><text:span text:style-name="T23">May save some compiling time</text:span></text:p>
              </text:list-item>
            </text:list>
            <text:p text:style-name="P39"><text:span text:style-name="T23"/></text:p>
            <text:list text:continue-numbering="true" text:style-name="L4">
              <text:list-item>
                <text:p text:style-name="P39"><text:span text:style-name="T23">Not in this course</text:span></text:p>
              </text:list-item>
            </text:list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Link Time Optimization" draw:style-name="dp4" draw:master-page-name="Default">
        <draw:frame draw:name="כותרת 1" presentation:style-name="pr11" draw:text-style-name="P4" draw:layer="layout" svg:width="14.61cm" svg:height="3.441cm" svg:x="0.299cm" svg:y="0.957cm" presentation:class="title" presentation:user-transformed="true">
          <draw:text-box>
            <text:p text:style-name="P8"><text:span text:style-name="T4">Link Time Optimization</text:span></text:p>
          </draw:text-box>
        </draw:frame>
        <draw:frame draw:name="מציין מיקום טקסט 2" presentation:style-name="pr29" draw:text-style-name="P12" draw:layer="layout" svg:width="24.002cm" svg:height="11.058cm" svg:x="0.499cm" svg:y="4.124cm" presentation:class="outline" presentation:user-transformed="true">
          <draw:text-box>
            <text:list text:style-name="L4">
              <text:list-item>
                <text:p text:style-name="P39"><text:span text:style-name="T23">Compilers might do inlining even for compiled functions (that were in .cpp files)</text:span></text:p>
              </text:list-item>
            </text:list>
            <text:p text:style-name="P39"><text:span text:style-name="T23"/></text:p>
            <text:list text:continue-numbering="true" text:style-name="L4">
              <text:list-item>
                <text:p text:style-name="P39"><text:span text:style-name="T23">Not in this course, see discussion here:</text:span></text:p>
              </text:list-item>
            </text:list>
            <text:list text:style-name="L14">
              <text:list-item>
                <text:list>
                  <text:list-item>
                    <text:p text:style-name="P13"><text:span text:style-name="T51"><text:a xlink:href="http://stackoverflow.com/questions/7046547/link-time-optimization-and-inline" xlink:type="simple">http://stackoverflow.com/questions/7046547/link-time-optimization-and-inline</text:a></text:span></text:p>
                  </text:list-item>
                </text:list>
              </text:list-item>
            </text:list>
            <text:p text:style-name="P15"><text:span text:style-name="T23"/></text:p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Inline Constructors and Destructors" draw:style-name="dp3" draw:master-page-name="כותרת_20_ותוכן" presentation:presentation-page-layout-name="AL2T11">
        <draw:frame draw:name="Rectangle 3" presentation:style-name="pr30" draw:text-style-name="P12" draw:layer="layout" svg:width="24.901cm" svg:height="16.597cm" svg:x="0.423cm" svg:y="3.51cm" presentation:class="outline" presentation:user-transformed="true">
          <draw:text-box>
            <text:p text:style-name="P40"><text:span text:style-name="T6">Constructors and Destructors may have hidden activities </text:span><text:span text:style-name="T6">inside them since the class can contain sub-objects </text:span><text:span text:style-name="T6">whose constructors and destructors must be called.</text:span></text:p>
            <text:p text:style-name="P40"><text:span text:style-name="T16"/></text:p>
            <text:p text:style-name="P40"><text:span text:style-name="T6">You should consider its efficiency before making them </text:span><text:span text:style-name="T6">inline.</text:span></text:p>
          </draw:text-box>
        </draw:frame>
        <draw:custom-shape draw:name="Rectangle 4" draw:style-name="gr17" draw:text-style-name="P41" draw:layer="layout" svg:width="21.589cm" svg:height="2.116cm" svg:x="1.301cm" svg:y="0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31" draw:text-style-name="P4" draw:layer="layout" svg:width="24.901cm" svg:height="3.174cm" svg:x="0.423cm" svg:y="0cm" presentation:class="title" presentation:user-transformed="true">
          <draw:text-box>
            <text:p text:style-name="P3"><text:span text:style-name="T4">Inline Constructors and Destructors</text:span></text:p>
          </draw:text-box>
        </draw:frame>
        <presentation:notes draw:style-name="dp6">
          <draw:page-thumbnail draw:style-name="gr3" draw:layer="layout" svg:width="12.699cm" svg:height="9.524cm" svg:x="3.175cm" svg:y="1.93cm" draw:page-number="33" presentation:class="page"/>
          <draw:frame presentation:style-name="pr32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2" svg:font-family="Arial" style:font-family-generic="swiss"/>
    <style:font-face style:name="Calibri3" svg:font-family="Calibri" style:font-family-generic="swiss"/>
    <style:font-face style:name="Arial4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Calibri1" svg:font-family="Calibri" style:font-pitch="variable"/>
    <style:font-face style:name="DejaVu Sans2" svg:font-family="'DejaVu Sans'" style:font-pitch="variable"/>
    <style:font-face style:name="Liberation Sans4" svg:font-family="'Liberation Sans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3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3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Tahoma3" svg:font-family="Tahoma" style:font-family-generic="swiss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4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כדי לערוך סגנון כותרת של תבנית 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לערוך </text:span><text:span text:style-name="MT5">סגנונות טקסט של 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686</meta:editing-cycles>
    <meta:print-date>2006-12-12T13:43:12</meta:print-date>
    <meta:creation-date>2002-10-18T11:19:22</meta:creation-date>
    <dc:date>2018-03-04T10:19:22.770392362</dc:date>
    <meta:editing-duration>P2DT20H10M8S</meta:editing-duration>
    <meta:generator>LibreOffice/5.1.6.2$Linux_X86_64 LibreOffice_project/10m0$Build-2</meta:generator>
    <meta:document-statistic meta:object-count="20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